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84864"/>
    </style:style>
    <style:style style:name="P2" style:family="paragraph" style:parent-style-name="Standard">
      <style:text-properties officeooo:paragraph-rsid="00084864"/>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I<text:line-break/><text:line-break/>CIMOURDAIN</text:h>
      <text:p text:style-name="P2"/>
      <text:p text:style-name="P2">Cimourdain était une conscience pure, mais sombre. Il avait en lui l’absolu. Il avait été prêtre, ce qui est grave. L’homme peut, comme le ciel, avoir une sérénité noire ; il suffit que quelque chose fasse en lui la nuit. La prêtrise avait fait la nuit dans Cimourdain. Qui a été prêtre l’est.</text:p>
      <text:p text:style-name="P2"/>
      <text:p text:style-name="P2">Ce qui fait la nuit en nous peut laisser en nous les étoiles. Cimourdain était plein de vertus et de vérités, mais qui brillaient dans les ténèbres.</text:p>
      <text:p text:style-name="P2"/>
      <text:p text:style-name="P2">Son histoire était courte à faire. Il avait été curé de village et précepteur dans une grande maison ; puis un petit héritage lui était venu, et il s’était fait libre.</text:p>
      <text:p text:style-name="P2"/>
      <text:p text:style-name="P2">C’était par-dessus tout un opiniâtre. Il se servait de la méditation comme on se sert d’une tenaille ; il ne se croyait le droit de quitter une idée que lorsqu’il était arrivé au bout ; il pensait avec acharnement. Il savait toutes les langues de l’Europe et un peu les autres ; cet homme étudiait sans cesse, ce qui l’aidait à porter sa chasteté, mais rien de plus dangereux qu’un tel refoulement.</text:p>
      <text:p text:style-name="P2"/>
      <text:p text:style-name="P2">Prêtre, il avait, par orgueil, hasard ou hauteur d’âme, observé ses vœux ; mais il n’avait pu garder sa croyance. La science avait démoli sa foi ; le dogme s’était évanoui en lui. Alors, s’examinant, il s’était senti comme mutilé, et, ne pouvant se défaire prêtre, il avait travaillé à se refaire homme, mais d’une façon austère ; on lui avait ôté la famille, il avait adopté la patrie ; on lui avait refusé une femme, il avait épousé l’humanité. Cette plénitude énorme, au fond, c’est le vide.</text:p>
      <text:p text:style-name="P2"/>
      <text:p text:style-name="P2">Ses parents, paysans, en le faisant prêtre, avaient voulu le faire sortir du peuple ; il était rentré dans le peuple.</text:p>
      <text:p text:style-name="P2"/>
      <text:p text:style-name="P2">Et il y était rentré passionnément. Il regardait les souffrants avec une tendresse redoutable. De prêtre il était devenu philosophe, et de philosophe athlète. Louis XV vivait encore que déjà Cimourdain se sentait vaguement républicain. De quelle république ? De la république de Platon peut-être, et peut-être aussi de la république de Dracon.</text:p>
      <text:p text:style-name="P2"/>
      <text:p text:style-name="P2">Défense lui étant faite d’aimer, il s’était mis à haïr. Il haïssait les mensonges, la monarchie, la théocratie, son habit de prêtre ; il haïssait le présent, et il appelait à grands cris l’avenir ; il le pressentait, il l’entrevoyait d’avance, il le devinait effrayant et magnifique ; il comprenait, pour le dénoûment de la lamentable misère humaine, quelque chose comme un vengeur qui serait un libérateur. Il adorait de loin la catastrophe.</text:p>
      <text:p text:style-name="P2"/>
      <text:p text:style-name="P2">En 1789, cette catastrophe était arrivée, et l’avait trouvé prêt. Cimourdain s’était jeté dans ce vaste renouvellement humain avec logique, c’est-à-dire, pour un esprit de sa trempe, inexorablement ; la logique ne s’attendrit pas. Il avait vécu les grandes années révolutionnaires, et avait eu le tressaillement de tous ces souffles : 89, la chute de la Bastille, la fin du supplice des peuples ; 90, le 4 août, la fin de la féodalité ; 91, Varennes, la fin de la royauté ; 92, l’avènement de la République. Il avait vu se lever la Révolution ; il n’était pas homme à avoir peur de cette géante ; loin de là, cette <text:soft-page-break/>croissance de tout l’avait vivifié ; et quoique déjà presque vieux – il avait cinquante ans, – et un prêtre est plus vite vieux qu’un autre homme, il s’était mis à croître, lui aussi. D’année en année, il avait regardé les événements grandir, et il avait grandi comme eux. Il avait craint d’abord que la Révolution n’avortât, il l’observait, elle avait la raison et le droit, il exigeait qu’elle eût aussi le succès ; et à mesure qu’elle effrayait, il se sentait rassuré. Il voulait que cette Minerve, couronnée des étoiles de l’avenir, fût aussi Pallas et eût pour bouclier le masque aux serpents. Il voulait que son œil divin pût au besoin jeter aux démons la lueur infernale, et leur rendre terreur pour terreur.</text:p>
      <text:p text:style-name="P2"/>
      <text:p text:style-name="P2">Il était arrivé ainsi à 93.</text:p>
      <text:p text:style-name="P2"/>
      <text:p text:style-name="P2">93 est la guerre de l’Europe contre la France et de la France contre Paris. Et qu’est-ce que la Révolution ? C’est la victoire de la France sur l’Europe et de Paris sur la France. De là, l’immensité de cette minute épouvantable, 93, plus grande que tout le reste du siècle.</text:p>
      <text:p text:style-name="P2"/>
      <text:p text:style-name="P2">Rien de plus tragique, l’Europe attaquant la France et la France attaquant Paris. Drame qui a la stature de l’épopée.</text:p>
      <text:p text:style-name="P2"/>
      <text:p text:style-name="P2">93 est une année intense. L’orage est là dans toute sa colère et dans toute sa grandeur. Cimourdain s’y sentait à l’aise. Ce milieu éperdu, sauvage et splendide convenait à son envergure. Cet homme avait, comme l’aigle de mer, un profond calme intérieur, avec le goût du risque au dehors. Certaines natures ailées, farouches et tranquilles sont faites pour les grands vents. Les âmes de tempête, cela existe.</text:p>
      <text:p text:style-name="P2"/>
      <text:p text:style-name="P2">Il avait une pitié à part, réservée seulement aux misérables. Devant l’espèce de souffrance qui fait horreur, il se dévouait. Rien ne lui répugnait. C’était là son genre de bonté. Il était hideusement secourable, et divinement. Il cherchait les ulcères pour les baiser. Les belles actions laides à voir sont les plus difficiles à faire ; il préférait celles-là. Un jour à l’Hôtel-Dieu, un homme allait mourir, étouffé par une tumeur à la gorge, abcès fétide, affreux, contagieux peut-être et qu’il fallait vider sur-le-champ. Cimourdain était là ; il appliqua sa bouche à la tumeur, la pompa, recrachant à mesure que sa bouche était pleine, vida l’abcès, et sauva l’homme. Comme il portait encore à cette époque son habit de prêtre, quelqu’un lui dit : – Si vous faisiez cela au roi, vous seriez évêque. – Je ne le ferais pas au roi, répondit Cimourdain. L’acte et la réponse le firent populaire dans les quartiers sombres de Paris.</text:p>
      <text:p text:style-name="P2"/>
      <text:p text:style-name="P2">Si bien qu’il faisait de ceux qui souffrent, qui pleurent et qui menacent, ce qu’il voulait. À l’époque des colères contre les accapareurs, colères si fécondes en méprises, ce fut Cimourdain qui, d’un mot, empêcha le pillage d’un bateau chargé de savon sur le port Saint-Nicolas et qui dissipa les attroupements furieux arrêtant les voitures à la barrière Saint-Lazare.</text:p>
      <text:p text:style-name="P2"/>
      <text:p text:style-name="P2">Ce fut lui qui, deux jours après le 10 août, mena le peuple jeter bas les statues des rois. En tombant elles tuèrent ; place Vendôme, une femme, Reine Violet, fut écrasée par Louis XIV au cou duquel elle avait mis une corde qu’elle tirait. Cette statue de Louis XIV avait été cent ans debout ; elle avait été érigée le 12 août 1692, elle fut renversée le 12 août 1792. Place de la Concorde, un nommé Guinguerlot ayant appelé les démolisseurs : canailles ! fut assommé sur le piédestal de Louis XV. La statue fut mise en pièces. Plus tard on en fit des sous. Le bras seul échappa ; c’était le bras droit que Louis XV étendait avec un geste d’empereur romain. Ce fut sur la demande de Cimourdain que le peuple donna et qu’une députation porta ce bras à Latude, l’homme enterré trente-sept ans à la Bastille. Quand Latude, le carcan au cou, la chaîne au ventre, pourrissait vivant au fond de cette prison par ordre de ce roi dont la statue dominait Paris, qui lui eût dit que cette prison tomberait, que cette statue tomberait, qu’il sortirait du sépulcre et que la monarchie y entrerait, que lui, le prisonnier, il serait le maître de cette main de bronze qui avait signé son écrou, et que de ce roi de boue il ne resterait que ce bras d’airain !</text:p>
      <text:p text:style-name="P2"><text:soft-page-break/></text:p>
      <text:p text:style-name="P2">Cimourdain était de ces hommes qui ont en eux une voix, et qui l’écoutent. Ces hommes-là semblent distraits ; point ; ils sont attentifs.</text:p>
      <text:p text:style-name="P2"/>
      <text:p text:style-name="P2">Cimourdain savait tout et ignorait tout. Il savait tout de la science et ignorait tout de la vie. De là sa rigidité. Il avait les yeux bandés comme la Thémis d’Homère. Il avait la certitude aveugle de la flèche qui ne voit que le but et qui y va. En révolution rien de redoutable comme la ligne droite. Cimourdain allait devant lui, fatal.</text:p>
      <text:p text:style-name="P2"/>
      <text:p text:style-name="P2">Cimourdain croyait que, dans les genèses sociales, le point extrême est le terrain solide ; erreur propre aux esprits qui remplacent la raison par la logique. Il dépassait la Convention ; il dépassait la Commune ; il était de l’Évêché.</text:p>
      <text:p text:style-name="P2"/>
      <text:p text:style-name="P2">La réunion, dite l’Évêché, parce qu’elle tenait ses séances dans une salle du vieux palais épiscopal, était plutôt une complication d’hommes qu’une réunion. Là assistaient, comme à la Commune, ces spectateurs silencieux et significatifs qui avaient sur eux, comme dit Garat, « autant de pistolets que de poches ». Évêché était un pêle-mêle étrange ; pêle-mêle cosmopolite et parisien, ce qui ne s’exclut point, Paris étant le lieu où bat le cœur des peuples. Là était la grande incandescence plébéienne. Près de l’Évêché la Convention était froide et la Commune était tiède. Évêché était une de ces formations révolutionnaires pareilles aux formations volcaniques ; Évêché contenait de tout, de l’ignorance, de la bêtise, de la probité, de l’héroïsme, de la colère et de la police. Brunswick y avait des agents. Il y avait là des hommes dignes de Sparte et des hommes dignes du bagne. La plupart étaient forcenés et honnêtes. La Gironde, par la bouche d’Isnard, président momentané de la Convention, avait dit un mot monstrueux : – <text:span text:style-name="T1">Prenez garde, Parisiens. Il ne restera pas pierre sur pierre de votre ville, et l’on cherchera un jour la place où fut Paris</text:span>. – Ce mot avait créé l’Évêché. Des hommes, et, nous venons de le dire, des hommes de toutes nations, avaient senti le besoin de se serrer autour de Paris. Cimourdain s’était rallié à ce groupe.</text:p>
      <text:p text:style-name="P2"/>
      <text:p text:style-name="P2">Ce groupe réagissait contre les réacteurs. Il était né de ce besoin public de violence qui est le côté redoutable et mystérieux des révolutions. Fort de cette force, l’Évêché s’était tout de suite fait sa part. Dans les commotions de Paris, c’était la Commune qui tirait le canon, c’était l’Évêché qui sonnait le tocsin.</text:p>
      <text:p text:style-name="P2"/>
      <text:p text:style-name="P2">Cimourdain croyait, dans son ingénuité implacable, que tout est équité au service du vrai ; ce qui le rendait propre à dominer les partis extrêmes. Les coquins le sentaient honnête, et étaient contents. Des crimes sont flattés d’être présidés par une vertu. Cela les gêne et leur plaît. Palloy, l’architecte qui avait exploité la démolition de la Bastille, vendant ces pierres à son profit, et qui, chargé de badigeonner le cachot de Louis XVI, avait, par zèle, couvert le mur de barreaux, de chaînes et de carcans ; Gonchon, l’orateur suspect du faubourg Saint-Antoine dont on a retrouvé plus tard des quittances ; Fournier, l’Américain qui, le 17 juillet, avait tiré sur Lafayette un coup de pistolet payé, disait-on, par Lafayette ; Henriot, qui sortait de Bicêtre, et qui avait été valet, saltimbanque, voleur et espion avant d’être général et de pointer des canons sur la Convention ; La Reynie, l’ancien grand vicaire de Chartres, qui avait remplacé son bréviaire par le <text:span text:style-name="T1">Père Duchesne</text:span> ; tous ces hommes étaient tenus en respect par Cimourdain, et, à de certains moments, pour empêcher les pires de broncher, il suffisait qu’ils sentissent en arrêt devant eux cette redoutable candeur convaincue. C’est ainsi que Saint-Just terrifiait Schneider. En même temps, la majorité de l’Évêché, composée surtout de pauvres et d’hommes violents, qui étaient bons, croyait en Cimourdain et le suivait. Il avait pour vicaire ou pour aide de camp, comme on voudra, cet autre prêtre républicain, Danjou, que le peuple aimait pour sa haute taille et avait baptisé l’abbé Six-Pieds. Cimourdain eût mené où il eût voulu cet intrépide chef qu’on appelait le <text:span text:style-name="T1">général la Pique</text:span>, et ce hardi Truchon, dit le Grand-Nicolas, qui avait voulu sauver madame de Lamballe, et qui lui avait donné le bras et fait enjamber les cadavres ; ce qui eût réussi sans la féroce plaisanterie du barbier Charlot.</text:p>
      <text:p text:style-name="P2"><text:soft-page-break/></text:p>
      <text:p text:style-name="P2">La Commune surveillait la Convention, l’Évêché surveillait la Commune ; Cimourdain, esprit droit et répugnant à l’intrigue, avait cassé plus d’un fil mystérieux dans la main de Pache, que Beurnonville appelait « l’homme noir ». Cimourdain, à l’Évêché, était de plain-pied avec tous. Il était consulté par Dobsent et Momoro. Il parlait espagnol à Gusman, italien à Pio, anglais à Arthur, flamand à Pereyra, allemand à l’Autrichien Proly, bâtard d’un prince. Il créait l’entente entre ces discordances. De là une situation obscure et forte. Hébert le craignait.</text:p>
      <text:p text:style-name="P2"/>
      <text:p text:style-name="P2">Cimourdain avait, dans ces temps et dans ces groupes tragiques, la puissance des inexorables. C’était un impeccable qui se croit infaillible. Personne ne l’avait vu pleurer. Vertu inaccessible et glaciale. Il était l’effrayant homme juste.</text:p>
      <text:p text:style-name="P2"/>
      <text:p text:style-name="P2">Pas de milieu pour un prêtre dans la révolution. Un prêtre ne pouvait se donner à la prodigieuse aventure flagrante que pour les motifs les plus bas ou les plus hauts ; il fallait qu’il fût infâme ou qu’il fût sublime. Cimourdain était sublime ; mais sublime dans l’isolement, dans l’escarpement, dans la lividité inhospitalière ; sublime dans un entourage de précipices. Les hautes montagnes ont cette virginité sinistre.</text:p>
      <text:p text:style-name="P2"/>
      <text:p text:style-name="P2">Cimourdain avait l’apparence d’un homme ordinaire ; vêtu de vêtements quelconques, d’aspect pauvre. Jeune, il avait été tonsuré ; vieux, il était chauve. Le peu de cheveux qu’il avait étaient gris. Son front était large, et sur ce front il y avait pour l’observateur un signe. Cimourdain avait une façon de parler brusque, passionnée et solennelle ; la voix brève ; l’accent péremptoire ; la bouche triste et amère ; l’œil clair et profond, et sur tout le visage on ne sait quel air indigné.</text:p>
      <text:p text:style-name="P2"/>
      <text:p text:style-name="P2">Tel était Cimourdain.</text:p>
      <text:p text:style-name="P2"/>
      <text:p text:style-name="P2">Personne aujourd’hui ne sait son nom. L’histoire a de ces inconnus terribles.</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5:58.251000000</dc:date>
    <meta:editing-duration>PT1M17S</meta:editing-duration>
    <meta:editing-cycles>6</meta:editing-cycles>
    <dc:creator>Thibaut Izard</dc:creator>
    <meta:document-statistic meta:table-count="0" meta:image-count="0" meta:object-count="0" meta:page-count="4" meta:paragraph-count="29" meta:word-count="2252" meta:character-count="13183" meta:non-whitespace-character-count="10953"/>
  </office:meta>
</office:document-meta>
</file>